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082a2e" officeooo:paragraph-rsid="00082a2e"/>
    </style:style>
    <style:style style:name="P2" style:family="paragraph" style:parent-style-name="Standard">
      <style:text-properties style:font-name="Arial" officeooo:rsid="0009b415" officeooo:paragraph-rsid="0009b415"/>
    </style:style>
    <style:style style:name="P3" style:family="paragraph" style:parent-style-name="Standard">
      <style:text-properties style:font-name="Arial" officeooo:rsid="0009b415" officeooo:paragraph-rsid="000f0dfd"/>
    </style:style>
    <style:style style:name="P4" style:family="paragraph" style:parent-style-name="Standard">
      <style:text-properties style:font-name="Arial" officeooo:rsid="000baba2" officeooo:paragraph-rsid="000baba2"/>
    </style:style>
    <style:style style:name="T1" style:family="text">
      <style:text-properties officeooo:rsid="000d331e"/>
    </style:style>
    <style:style style:name="T2" style:family="text">
      <style:text-properties officeooo:rsid="000f0d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 första som jag fokuserade på var att göra så att menyn sticker ut mer. När jag gick in på den förra sidan så visste jag knappt var jag skulle börja kolla först. Jag ökade därför teckengraden så att menyalternativen sticker ut mer. Jag la även in en linje mellan varje menyalternativ så att man ser en tydlig skillnad mellan varje menyalternativ.</text:p>
      <text:p text:style-name="P1"/>
      <text:p text:style-name="P1">Jag flyttade även logan till vänstersidan då menyens navigeringsalternativ finns längst upp till vänster. Detta gör att man känner en annan närhet till sidan.</text:p>
      <text:p text:style-name="P1"/>
      <text:p text:style-name="P1">Jag flyttade upp snabblänkarna på högersidan så att man kan se dom från startsidan.</text:p>
      <text:p text:style-name="P1"/>
      <text:p text:style-name="P1">Något som jag inte riktigt är säker på var nyheterna. Jag chansade på att majoriteten av dom som besöker sidan inte kommer dit för att kolla på nyheter, så jag la dom längst ner. Men detta kan ju självfallet vara ett riktigt dåligt beslut, men jag känner inte till klickningsstatistiken på sidan så jag vet inte var som är bäst.</text:p>
      <text:p text:style-name="P1"/>
      <text:p text:style-name="P3">När det gäller färgerna så hade jag problem. Allting på sidan var baserat runt färgen brun. Istället för att försöka ända sidans nyans så ändrade jag mättnaden eller intensiteten. Till exempel så ändrade jag mättnaden på linjerna över och under menyen, dett<text:span text:style-name="T2">a</text:span> gjorde att dom sträcken blev mer nautrala vilket gör att menyalternativen sticker ut mer.</text:p>
      <text:p text:style-name="P2"/>
      <text:p text:style-name="P2">Det sista jag gjorde var att korta ner den otroligt långa sidfoten. Att lista allting i sidfoten gör att de<text:span text:style-name="T2">n</text:span> blir otroligt lång. Istället så gjorde jag om den så att man istället kan klicka på de olika kategorierna och sedan få upp innehållet. </text:p>
      <text:p text:style-name="P2"/>
      <text:p text:style-name="P4">Jag la även till lite olika nya artiklar för att fylla ut sidan.</text:p>
      <text:p text:style-name="P4"/>
      <text:p text:style-name="P4"><text:span text:style-name="T1">Jag bytte även den blåa texten i logan till b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39S</meta:editing-duration>
    <meta:editing-cycles>6</meta:editing-cycles>
    <meta:generator>LibreOffice/5.0.0.5$Windows_X86_64 LibreOffice_project/1b1a90865e348b492231e1c451437d7a15bb262b</meta:generator>
    <dc:date>2015-12-07T12:03:17.837000000</dc:date>
    <meta:document-statistic meta:table-count="0" meta:image-count="0" meta:object-count="0" meta:page-count="1" meta:paragraph-count="8" meta:word-count="283" meta:character-count="1623" meta:non-whitespace-character-count="1347"/>
    <meta:user-defined meta:name="Info 1"/>
    <meta:user-defined meta:name="Info 2"/>
    <meta:user-defined meta:name="Info 3"/>
    <meta:user-defined meta:name="Info 4"/>
  </office:meta>
</office:document-meta>
</file>